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e8922" officeooo:paragraph-rsid="001e8922"/>
    </style:style>
    <style:style style:name="P2" style:family="paragraph" style:parent-style-name="Standard">
      <style:text-properties style:font-name="Arial" fo:font-size="13pt" fo:font-style="italic" officeooo:paragraph-rsid="001af3c8" fo:background-color="#b4c7dc" style:font-size-asian="13pt" style:font-style-asian="italic" style:font-size-complex="13pt" style:font-style-complex="italic"/>
    </style:style>
    <style:style style:name="P3" style:family="paragraph" style:parent-style-name="Standard">
      <style:text-properties style:font-name="Arial" fo:font-size="13pt" officeooo:paragraph-rsid="001af3c8" fo:background-color="transparent" style:font-size-asian="13pt" style:font-size-complex="13pt"/>
    </style:style>
    <style:style style:name="P4" style:family="paragraph" style:parent-style-name="Standard">
      <style:text-properties style:font-name="Arial" fo:font-size="13pt" fo:font-style="italic" fo:font-weight="bold" officeooo:rsid="001e8922" officeooo:paragraph-rsid="001e8922" fo:background-color="transparent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text-properties style:font-name="Arial" fo:font-size="13pt" fo:font-style="italic" fo:font-weight="bold" officeooo:rsid="0021269e" officeooo:paragraph-rsid="0021269e" fo:background-color="transparent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style:font-name="Arial" fo:font-size="13pt" fo:font-style="italic" officeooo:rsid="001e8922" officeooo:paragraph-rsid="001e8922" fo:background-color="transparent" style:font-size-asian="13pt" style:font-style-asian="italic" style:font-size-complex="13pt" style:font-style-complex="italic"/>
    </style:style>
    <style:style style:name="P7" style:family="paragraph" style:parent-style-name="Standard">
      <style:text-properties style:font-name="Arial" fo:font-size="13pt" fo:font-style="italic" officeooo:rsid="001af3c8" officeooo:paragraph-rsid="001af3c8" fo:background-color="transparent" style:font-size-asian="13pt" style:font-style-asian="italic" style:font-size-complex="13pt" style:font-style-complex="italic"/>
    </style:style>
    <style:style style:name="P8" style:family="paragraph" style:parent-style-name="Standard">
      <style:text-properties style:font-name="Arial" fo:font-size="13pt" fo:font-style="italic" officeooo:paragraph-rsid="001af3c8" fo:background-color="transparent" style:font-size-asian="13pt" style:font-style-asian="italic" style:font-size-complex="13pt" style:font-style-complex="italic"/>
    </style:style>
    <style:style style:name="P9" style:family="paragraph" style:parent-style-name="Standard">
      <style:text-properties style:font-name="Arial" fo:font-size="13pt" fo:font-style="italic" fo:font-weight="normal" officeooo:paragraph-rsid="001af3c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 style:list-style-name="L1">
      <style:text-properties style:font-name="Arial" fo:font-size="13pt" fo:font-weight="normal" officeooo:rsid="0005a206" officeooo:paragraph-rsid="001af3c8" fo:background-color="transparent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text-properties style:font-name="Arial" fo:font-size="13pt" fo:font-weight="normal" officeooo:paragraph-rsid="001af3c8" fo:background-color="transparent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Arial" fo:font-size="13pt" fo:font-weight="normal" officeooo:paragraph-rsid="001af3c8" fo:background-color="transparent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Arial" fo:font-size="13pt" fo:font-weight="bold" officeooo:rsid="001af3c8" officeooo:paragraph-rsid="001af3c8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Arial" fo:font-size="13pt" fo:font-weight="bold" officeooo:paragraph-rsid="001af3c8" fo:background-color="transparent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Arial" fo:font-size="13pt" fo:font-weight="bold" officeooo:paragraph-rsid="001c8c08" fo:background-color="transparent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Arial" fo:font-size="13pt" fo:font-style="normal" fo:font-weight="normal" officeooo:rsid="002868b1" officeooo:paragraph-rsid="002868b1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style:font-name="Arial" fo:font-size="13pt" fo:font-style="normal" officeooo:rsid="001e8922" officeooo:paragraph-rsid="001e8922" fo:background-color="transparent" style:font-size-asian="13pt" style:font-style-asian="normal" style:font-size-complex="13pt" style:font-style-complex="normal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style="italic" fo:font-weight="bold" officeooo:rsid="0021aa43" officeooo:paragraph-rsid="0021aa43" fo:background-color="transparent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style="italic" officeooo:rsid="0021aa43" officeooo:paragraph-rsid="0021aa43" fo:background-color="transparent" style:font-size-asian="13pt" style:font-style-asian="italic" style:font-size-complex="13pt" style:font-style-complex="italic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4898in"/>
          <style:tab-stop style:position="0.9898in"/>
          <style:tab-stop style:position="1.4791in"/>
          <style:tab-stop style:position="1.9583in"/>
          <style:tab-stop style:position="2.4689in"/>
          <style:tab-stop style:position="2.9374in"/>
        </style:tab-stops>
      </style:paragraph-properties>
      <style:text-properties style:font-name="Arial" fo:font-size="13pt" fo:font-style="italic" officeooo:rsid="001af3c8" officeooo:paragraph-rsid="001af3c8" fo:background-color="transparent" style:font-size-asian="13pt" style:font-style-asian="italic" style:font-size-complex="13pt" style:font-style-complex="italic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style="italic" officeooo:paragraph-rsid="001af3c8" fo:background-color="transparent" style:font-size-asian="13pt" style:font-style-asian="italic" style:font-size-complex="13pt" style:font-style-complex="italic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style="italic" officeooo:paragraph-rsid="001c8c08" fo:background-color="transparent" style:font-size-asian="13pt" style:font-style-asian="italic" style:font-size-complex="13pt" style:font-style-complex="italic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style="italic" fo:font-weight="normal" officeooo:paragraph-rsid="001af3c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style="italic" fo:font-weight="normal" officeooo:paragraph-rsid="001c8c0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bold" officeooo:rsid="00261141" officeooo:paragraph-rsid="00261141" fo:background-color="transparent" style:font-size-asian="13pt" style:font-weight-asian="bold" style:font-size-complex="13pt" style:font-weight-complex="bold"/>
    </style:style>
    <style:style style:name="P2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bold" officeooo:rsid="0021aa43" officeooo:paragraph-rsid="0021aa43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bold" officeooo:rsid="00204590" officeooo:paragraph-rsid="00204590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normal" officeooo:rsid="00261141" officeooo:paragraph-rsid="00261141" fo:background-color="transparent" style:font-size-asian="13pt" style:font-weight-asian="normal" style:font-size-complex="13pt" style:font-weight-complex="normal"/>
    </style:style>
    <style:style style:name="P2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normal" officeooo:rsid="0021aa43" officeooo:paragraph-rsid="0021aa43" fo:background-color="transparent" style:font-size-asian="13pt" style:font-weight-asian="normal" style:font-size-complex="13pt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normal" officeooo:rsid="00220f25" officeooo:paragraph-rsid="00220f25" fo:background-color="transparent" style:font-size-asian="13pt" style:font-weight-asian="normal" style:font-size-complex="13pt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normal" officeooo:rsid="002798b1" officeooo:paragraph-rsid="002798b1" fo:background-color="transparent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weight="normal" officeooo:paragraph-rsid="001af3c8" fo:background-color="transparent" style:font-size-asian="13pt" style:font-weight-asian="normal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officeooo:rsid="0021aa43" officeooo:paragraph-rsid="0021aa43" fo:background-color="transparent" style:font-size-asian="13pt" style:font-size-complex="13pt"/>
    </style:style>
    <style:style style:name="P3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officeooo:paragraph-rsid="001af3c8" fo:background-color="transparent" style:font-size-asian="13pt" style:font-size-complex="13pt"/>
    </style:style>
    <style:style style:name="P35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4898in"/>
          <style:tab-stop style:position="0.9898in"/>
          <style:tab-stop style:position="1.4791in"/>
          <style:tab-stop style:position="1.9583in"/>
          <style:tab-stop style:position="2.4689in"/>
          <style:tab-stop style:position="2.9374in"/>
        </style:tab-stops>
      </style:paragraph-properties>
      <style:text-properties style:font-name="Arial" fo:font-size="13pt" officeooo:paragraph-rsid="001af3c8" fo:background-color="transparent" style:font-size-asian="13pt" style:font-size-complex="13pt"/>
    </style:style>
    <style:style style:name="P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officeooo:paragraph-rsid="00261141" fo:background-color="transparent" style:font-size-asian="13pt" style:font-size-complex="13pt"/>
    </style:style>
    <style:style style:name="P3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officeooo:paragraph-rsid="001c8c08" fo:background-color="transparent" style:font-size-asian="13pt" style:font-size-complex="13pt"/>
    </style:style>
    <style:style style:name="P3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officeooo:rsid="002868b1" officeooo:paragraph-rsid="002868b1" fo:background-color="transparent" style:font-size-asian="13pt" style:font-size-complex="13pt"/>
    </style:style>
    <style:style style:name="P39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4898in"/>
          <style:tab-stop style:position="0.9898in"/>
          <style:tab-stop style:position="1.4791in"/>
          <style:tab-stop style:position="1.9583in"/>
          <style:tab-stop style:position="2.4689in"/>
          <style:tab-stop style:position="2.9374in"/>
        </style:tab-stops>
      </style:paragraph-properties>
      <style:text-properties style:font-name="Arial" fo:font-size="13pt" fo:font-style="normal" officeooo:rsid="0021aa43" officeooo:paragraph-rsid="0021aa43" fo:background-color="transparent" style:font-size-asian="13pt" style:font-style-asian="normal" style:font-size-complex="13pt" style:font-style-complex="normal"/>
    </style:style>
    <style:style style:name="P4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Arial" fo:font-size="13pt" fo:font-style="normal" officeooo:paragraph-rsid="001af3c8" fo:background-color="transparent" style:font-size-asian="13pt" style:font-style-asian="normal" style:font-size-complex="13pt" style:font-style-complex="normal"/>
    </style:style>
    <style:style style:name="P4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fo:font-style="italic" fo:font-weight="bold" officeooo:rsid="0021269e" officeooo:paragraph-rsid="0021269e" fo:background-color="transparent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officeooo:paragraph-rsid="001af3c8" fo:background-color="transparent" style:font-size-asian="13pt" style:font-size-complex="13pt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officeooo:paragraph-rsid="001af3c8" fo:background-color="transparent" style:font-size-asian="13pt" style:font-size-complex="13pt"/>
    </style:style>
    <style:style style:name="P4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officeooo:paragraph-rsid="001af3c8" fo:background-color="transparent" style:font-size-asian="13pt" style:font-size-complex="13pt"/>
    </style:style>
    <style:style style:name="P4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fo:font-weight="normal" officeooo:paragraph-rsid="001af3c8" fo:background-color="transparent" style:font-size-asian="13pt" style:font-weight-asian="normal" style:font-size-complex="13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fo:font-weight="normal" officeooo:paragraph-rsid="001af3c8" fo:background-color="transparent" style:font-size-asian="13pt" style:font-weight-asian="normal" style:font-size-complex="13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officeooo:paragraph-rsid="001c8c08" fo:background-color="transparent" style:font-size-asian="13pt" style:font-size-complex="13pt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fo:font-style="italic" officeooo:paragraph-rsid="001c8c08" fo:background-color="transparent" style:font-size-asian="13pt" style:font-style-asian="italic" style:font-size-complex="13pt" style:font-style-complex="italic"/>
    </style:style>
    <style:style style:name="P4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Arial" fo:font-size="13pt" fo:font-weight="normal" officeooo:paragraph-rsid="001af3c8" fo:background-color="transparent" style:font-size-asian="13pt" style:font-weight-asian="normal" style:font-size-complex="13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size="13pt" fo:font-weight="normal" officeooo:rsid="00220f25" officeooo:paragraph-rsid="00220f25" fo:background-color="transparent" style:font-size-asian="13pt" style:font-weight-asian="normal" style:font-size-complex="13pt" style:font-weight-complex="normal"/>
    </style:style>
    <style:style style:name="T1" style:family="text">
      <style:text-properties officeooo:rsid="001e8922"/>
    </style:style>
    <style:style style:name="T2" style:family="text">
      <style:text-properties fo:font-style="italic" fo:background-color="#b4c7dc" loext:char-shading-value="0" style:font-style-asian="italic" style:font-style-complex="italic"/>
    </style:style>
    <style:style style:name="T3" style:family="text">
      <style:text-properties fo:font-style="italic" officeooo:rsid="001af3c8" fo:background-color="#b4c7dc" loext:char-shading-value="0" style:font-style-asian="italic" style:font-style-complex="italic"/>
    </style:style>
    <style:style style:name="T4" style:family="text">
      <style:text-properties fo:font-style="italic" officeooo:rsid="001e8922" fo:background-color="#b4c7dc" loext:char-shading-value="0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f3c8" style:font-style-asian="italic" style:font-style-complex="italic"/>
    </style:style>
    <style:style style:name="T7" style:family="text">
      <style:text-properties fo:font-style="italic" officeooo:rsid="001af3c8" style:font-style-asian="italic" style:font-style-complex="italic" fo:background-color="#ffffff"/>
    </style:style>
    <style:style style:name="T8" style:family="text">
      <style:text-properties fo:font-style="italic" officeooo:rsid="001e8922" style:font-style-asian="italic" style:font-style-complex="italic"/>
    </style:style>
    <style:style style:name="T9" style:family="text">
      <style:text-properties fo:font-style="italic" style:font-style-asian="italic" style:font-style-complex="italic" fo:background-color="#ffffff"/>
    </style:style>
    <style:style style:name="T10" style:family="text">
      <style:text-properties fo:font-style="italic" fo:font-weight="bold" officeooo:rsid="001af3c8" fo:background-color="#b4c7dc" loext:char-shading-value="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e8922" fo:background-color="#b4c7dc" loext:char-shading-value="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e892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e8922" style:font-style-asian="italic" style:font-weight-asian="bold" style:font-style-complex="italic" style:font-weight-complex="bold" fo:background-color="#ffffff"/>
    </style:style>
    <style:style style:name="T14" style:family="text">
      <style:text-properties fo:font-style="italic" fo:font-weight="bold" officeooo:rsid="001af3c8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af3c8" style:font-style-asian="italic" style:font-weight-asian="bold" style:font-style-complex="italic" style:font-weight-complex="bold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af3c8" style:font-weight-asian="bold" style:font-weight-complex="bold"/>
    </style:style>
    <style:style style:name="T18" style:family="text">
      <style:text-properties fo:font-weight="bold" officeooo:rsid="001af3c8" style:font-weight-asian="bold" style:font-weight-complex="bold" fo:background-color="#ffffff"/>
    </style:style>
    <style:style style:name="T19" style:family="text">
      <style:text-properties fo:font-weight="bold" officeooo:rsid="001e8922" style:font-weight-asian="bold" style:font-weight-complex="bold"/>
    </style:style>
    <style:style style:name="T20" style:family="text">
      <style:text-properties fo:font-weight="bold" officeooo:rsid="001e8922" style:font-weight-asian="bold" style:font-weight-complex="bold" fo:background-color="#ffffff"/>
    </style:style>
    <style:style style:name="T21" style:family="text">
      <style:text-properties fo:font-weight="bold" officeooo:rsid="001e8922" fo:background-color="transparent" loext:char-shading-value="0" style:font-weight-asian="bold" style:font-weight-complex="bold"/>
    </style:style>
    <style:style style:name="T22" style:family="text">
      <style:text-properties fo:font-weight="bold" officeooo:rsid="001e8922" fo:background-color="transparent" loext:char-shading-value="0" style:font-weight-asian="bold" style:font-weight-complex="bold"/>
    </style:style>
    <style:style style:name="T23" style:family="text">
      <style:text-properties fo:font-weight="bold" officeooo:rsid="001af3c8" fo:background-color="transparent" loext:char-shading-value="0" style:font-weight-asian="bold" style:font-weight-complex="bold"/>
    </style:style>
    <style:style style:name="T24" style:family="text">
      <style:text-properties fo:font-weight="bold" officeooo:rsid="001af3c8" fo:background-color="transparent" loext:char-shading-value="0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1aa43"/>
    </style:style>
    <style:style style:name="T27" style:family="text">
      <style:text-properties officeooo:rsid="00261141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fo:background-color="#ffffff"/>
    </style:style>
    <style:style style:name="T31" style:family="text">
      <style:text-properties officeooo:rsid="0029e8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7">S</text:span><text:span text:style-name="T16">urveyprocess Installation Checklist:</text:span></text:p>
      <text:p text:style-name="P6"><text:span text:style-name="T16"/></text:p>
      <text:p text:style-name="P16">Have <text:span text:style-name="T31">the </text:span>USER install the personal copy of teamviewer on their machine.</text:p>
      <text:p text:style-name="P4"/>
      <text:p text:style-name="P5">Log into the gitolite server on Arch_vm as lance with:</text:p>
      <text:p text:style-name="P5"/>
      <text:p text:style-name="P41">“ssh 192.168.50.150” </text:p>
      <text:p text:style-name="P18"/>
      <text:p text:style-name="P18">don’t forget to:</text:p>
      <text:p text:style-name="P18">sudo yum update</text:p>
      <text:p text:style-name="P4"/>
      <text:p text:style-name="P2"><text:span text:style-name="T22">Install </text:span><text:span text:style-name="T24">Perl: </text:span><text:a xlink:type="simple" xlink:href="http://strawberryperl.com/" text:style-name="Internet_20_link" text:visited-style-name="Visited_20_Internet_20_Link"><text:span text:style-name="T29">HTTP://strawberryperl.com/</text:span></text:a></text:p>
      <text:p text:style-name="P8"/>
      <text:p text:style-name="P3"><text:span text:style-name="T13">Install </text:span><text:span text:style-name="T15">git:</text:span><text:span text:style-name="T7"> </text:span><text:a xlink:type="simple" xlink:href="https://git-for-windows.github.io/" text:style-name="Internet_20_link" text:visited-style-name="Visited_20_Internet_20_Link"><text:span text:style-name="T9">https://git-for-windows.github.io</text:span></text:a></text:p>
      <text:p text:style-name="P8"/>
      <text:p text:style-name="P13"><text:span text:style-name="T5">ssh </text:span><text:span text:style-name="T8">keys</text:span><text:span text:style-name="T5">:</text:span></text:p>
      <text:p text:style-name="P7"/>
      <text:p text:style-name="P42">So, <text:span text:style-name="T16">logged in as the User</text:span>, open “Git Bash” and move to where we want to add the folder; type:</text:p>
      <text:p text:style-name="P34"/>
      <text:p text:style-name="P21">cd ~</text:p>
      <text:p text:style-name="P34"/>
      <text:p text:style-name="P34">Test <text:span text:style-name="T26">for existing keys</text:span>:</text:p>
      <text:p text:style-name="P34"/>
      <text:p text:style-name="P21">ls -al .ssh</text:p>
      <text:p text:style-name="P21"/>
      <text:p text:style-name="P19">If not:</text:p>
      <text:p text:style-name="P34"/>
      <text:p text:style-name="P21">mkdir .ssh</text:p>
      <text:p text:style-name="P34"/>
      <text:p text:style-name="P21">cd .ssh </text:p>
      <text:p text:style-name="P34"/>
      <text:p text:style-name="P21">ssh-keygen -f <text:s/>USERNAME</text:p>
      <text:p text:style-name="P21"/>
      <text:p text:style-name="P40">When asked to enter to “Enter passphrase”, leave it blank and press enter twice.</text:p>
      <text:p text:style-name="P34"/>
      <text:p text:style-name="P34">Next we need to create a configuration file in the same folder with the name “config”. <text:s/></text:p>
      <text:p text:style-name="P34"/>
      <text:p text:style-name="P35">Host USERNAME</text:p>
      <text:p text:style-name="P35"><text:tab/>User<text:tab/><text:tab/>g_admin</text:p>
      <text:p text:style-name="P35"><text:soft-page-break/><text:tab/>Hostname<text:tab/>192.168.50.150</text:p>
      <text:p text:style-name="P35"><text:tab/>Port<text:tab/><text:tab/>22</text:p>
      <text:p text:style-name="P20"><text:tab/>IdentityFile <text:s text:c="2"/>~/.ssh/USERNAME</text:p>
      <text:p text:style-name="P20"/>
      <text:p text:style-name="P39">Everybody accesses the server with the g_admin credentials. <text:s/>Gitolite uses the IdentityFile (the private key) to authenticate and to allow/deny access to the different repos on the server. The Gitolite server already has a copy of the public key.</text:p>
      <text:p text:style-name="P7"/>
      <text:p text:style-name="P13">Path:</text:p>
      <text:p text:style-name="P13"><text:tab/><text:span text:style-name="T27">WINDOWS 7</text:span></text:p>
      <text:p text:style-name="P42">From the “Start Menu”, select “Computer”.</text:p>
      <text:p text:style-name="P34"/>
      <text:p text:style-name="P36">Select “System Properties” near the top of the next window.</text:p>
      <text:p text:style-name="P36"/>
      <text:p text:style-name="P36">From the next window select “Advanced system setting” from the left side.</text:p>
      <text:p text:style-name="P36"/>
      <text:p text:style-name="P36">From the “System Properties” window, select the “Advanced Tab” and then <text:span text:style-name="T27">click </text:span>the “Environment Variables” near the bottom. <text:s/><text:span text:style-name="T27">Go to NEXT:</text:span></text:p>
      <text:p text:style-name="P34"/>
      <text:p text:style-name="P25">WINDOWS 10</text:p>
      <text:p text:style-name="P28">Click the Start Icon (windows) and start typing Environment and press enter when you see “Edit the system environment variables”.</text:p>
      <text:p text:style-name="P28"/>
      <text:p text:style-name="P28">This brings up the “System Properties” dialog. <text:s/>The “Advanced” tab should be selected and then click on the “Environment Variables” button on the bottom. Go to NEXT:</text:p>
      <text:p text:style-name="P34"/>
      <text:p text:style-name="P25">NEXT:</text:p>
      <text:p text:style-name="P34"/>
      <text:p text:style-name="P42">On the “Environment Variables” window, we will use the bottom section, “System variables”. <text:s/>Using the slider on the right, go down until you see the word “Path”. <text:s text:c="2"/>Double click on it.</text:p>
      <text:p text:style-name="P34"/>
      <text:p text:style-name="P34">The “Variable value:” is the list that Windows looks through. The individual paths typically start with “C:” and are separated with a semi-colon “;”. <text:s/>Be careful here. Changing the wrong thing could screw-up other programs on the machine. There are two things to do:</text:p>
      <text:p text:style-name="P34">1<text:tab/>Add the following path to the list:</text:p>
      <text:p text:style-name="P34"><text:tab/><text:tab/>C:\git-repos\surveyprocess\BatchFiles;</text:p>
      <text:p text:style-name="P34">2<text:tab/>Delete any old path statements referencing “surveyprocess”. <text:s/></text:p>
      <text:p text:style-name="P21"><text:soft-page-break/>Click OK and exit all the windows.</text:p>
      <text:p text:style-name="P8"/>
      <text:p text:style-name="P14">Add new USER to the Gitolite Server:</text:p>
      <text:p text:style-name="P45">Three steps:</text:p>
      <text:list xml:id="list2700078020" text:style-name="L1">
        <text:list-item>
          <text:p text:style-name="P11">Copy the User's public key in the gitolite-admin/keydir folder. <text:s/>This file should be named USERNAME.pub. <text:s/>If it came as id_rsa.pub rename it.</text:p>
        </text:list-item>
        <text:list-item>
          <text:p text:style-name="P11">Modify the gitolite-admin/conf/gitolite.conf file. <text:s/>Use a text editor, not a word processor.</text:p>
          <text:list>
            <text:list-item>
              <text:p text:style-name="P11">Add the user to the list of @sp_users.</text:p>
            </text:list-item>
            <text:list-item>
              <text:p text:style-name="P11">Add a repository for the User to the list of other Users; @sp_repos = USERNAME. </text:p>
            </text:list-item>
          </text:list>
        </text:list-item>
        <text:list-item>
          <text:p text:style-name="P10">Add permissions for the new repo:</text:p>
          <text:list>
            <text:list-header>
              <text:p text:style-name="P10">repo sp_USERNAME</text:p>
              <text:p text:style-name="P10">RW+ = USERNAME</text:p>
            </text:list-header>
          </text:list>
        </text:list-item>
        <text:list-item>
          <text:p text:style-name="P11">Push the changes to the gitolite server. <text:s/>You need to be in the gitolite-admin directory (Lance – remember this is on your VB-arch machine) to do this:</text:p>
        </text:list-item>
      </text:list>
      <text:p text:style-name="P12"/>
      <text:p text:style-name="P45"><text:tab/><text:tab/><text:span text:style-name="T5">git status</text:span></text:p>
      <text:p text:style-name="P23"><text:tab/><text:tab/>git add -A</text:p>
      <text:p text:style-name="P23"><text:tab/><text:tab/>git commit -m “add USERNAME”</text:p>
      <text:p text:style-name="P23"><text:tab/><text:tab/>git push</text:p>
      <text:p text:style-name="P9"/>
      <text:p text:style-name="P15">Clone &amp; Set-up Repository and Remotes:</text:p>
      <text:p text:style-name="P47">Copy the “lance” <text:span text:style-name="T27">private </text:span>key and the “config” file into .ssh folder. <text:s/>Use the server (T:) as an intermediate copy location and remember to delete the files from the server. <text:s/><text:span text:style-name="T27">Rename the User’s config file so that the “lance” config file and “lance” key are used.</text:span></text:p>
      <text:p text:style-name="P37"/>
      <text:p text:style-name="P37">Open “Git Bash” and enter the following commands:</text:p>
      <text:p text:style-name="P37"/>
      <text:p text:style-name="P22">cd <text:s/>c:</text:p>
      <text:p text:style-name="P48"/>
      <text:p text:style-name="P22">mkdir git-repos</text:p>
      <text:p text:style-name="P37"/>
      <text:p text:style-name="P22">cd <text:s/>git-repos</text:p>
      <text:p text:style-name="P37"/>
      <text:p text:style-name="P22">git clone mps01:surveyprocess.git</text:p>
      <text:p text:style-name="P37"/>
      <text:p text:style-name="P22">cd surveyprocess</text:p>
      <text:p text:style-name="P37"/>
      <text:p text:style-name="P22">git remote remove origin</text:p>
      <text:p text:style-name="P22"><text:soft-page-break/></text:p>
      <text:p text:style-name="P22">git remote add origin USERNAME:surveyprocess.git</text:p>
      <text:p text:style-name="P22"/>
      <text:p text:style-name="P37">So for John Smith, that is:<text:line-break/><text:tab/>git remote add origin jsmith:surveyprocess.git</text:p>
      <text:p text:style-name="P37"/>
      <text:p text:style-name="P22">git remote add USER-INITIALS_public USERNAME:sp_USERNAME.git</text:p>
      <text:p text:style-name="P37"/>
      <text:p text:style-name="P37">And again for our buddy John:</text:p>
      <text:p text:style-name="P37"><text:tab/>git remote add js_public jsmith:sp_jsmith.git</text:p>
      <text:p text:style-name="P37"/>
      <text:p text:style-name="P38">Then (that’s two dashes in front of push):</text:p>
      <text:p text:style-name="P33">git remote set-url <text:s/>--push origin USERNAME:sp_USERNAME.git</text:p>
      <text:p text:style-name="P33"/>
      <text:p text:style-name="P26">CHECK git remotes setup:</text:p>
      <text:p text:style-name="P26"/>
      <text:p text:style-name="P29">git remote -v</text:p>
      <text:p text:style-name="P26"/>
      <text:p text:style-name="P29">Should print out:</text:p>
      <text:p text:style-name="P29"/>
      <text:p text:style-name="P29">origin USERNAME:surveyprocess.git (fetch)</text:p>
      <text:p text:style-name="P29">origin USERNAME:sp_USERNAME.git (push)</text:p>
      <text:p text:style-name="P29">public USERNAME:sp_USERNAME.git (fetch)</text:p>
      <text:p text:style-name="P29">public USERNAME:sp_USERNAME.git (push)</text:p>
      <text:p text:style-name="P29"/>
      <text:p text:style-name="P30">further checks:</text:p>
      <text:p text:style-name="P50"/>
      <text:p text:style-name="P30">git remote show origin</text:p>
      <text:p text:style-name="P30"/>
      <text:p text:style-name="P31">Issue a:</text:p>
      <text:p text:style-name="P31">git fetch </text:p>
      <text:p text:style-name="P31">to bring in all of the branches from the origin repo.</text:p>
      <text:p text:style-name="P37"/>
      <text:p text:style-name="P37"/>
      <text:p text:style-name="P27">Desktop Shortcut:</text:p>
      <text:p text:style-name="P37">“Git Bash” is probably not set to open up in the right folder for our purposes. <text:s/>Go to start it up, but instead of clicking on it, right-click on it and select Properties.</text:p>
      <text:p text:style-name="P37"/>
      <text:p text:style-name="P37">In the “Target:” field remove the text:</text:p>
      <text:p text:style-name="P37"/>
      <text:p text:style-name="P22">--cd-to-home</text:p>
      <text:p text:style-name="P37"><text:soft-page-break/></text:p>
      <text:p text:style-name="P37">Change the “Start in:” field to read:</text:p>
      <text:p text:style-name="P37"/>
      <text:p text:style-name="P22">C:\git-repos\surveyprocess</text:p>
      <text:p text:style-name="P37"/>
      <text:p text:style-name="P24">After the User finishes the section “User Logs Back In:”, above, that should be it for the setup for a new machine/user.</text:p>
      <text:p text:style-name="P23"/>
      <text:p text:style-name="P9"/>
      <text:p text:style-name="P14">User Logs Back In:</text:p>
      <text:p text:style-name="P45">We have been substituting the user's computer username when we see USERNAME. <text:s/>In the following sections we will continue to do that and in addition we will be substituting the user's first and last, lower case, initials in place of USER-INITIALS. So, “js” for John Smith.</text:p>
      <text:p text:style-name="P32"/>
      <text:p text:style-name="P32">User logs back in. Starts “Git-Bash”. And enters the following command:</text:p>
      <text:p text:style-name="P32"/>
      <text:p text:style-name="P23">git push –all USER-INITIALS_public</text:p>
      <text:p text:style-name="P32"/>
      <text:p text:style-name="P32">So for John Smith, that is:</text:p>
      <text:p text:style-name="P32"><text:tab/>git push --<text:span text:style-name="T16">a</text:span>ll js_public</text:p>
      <text:p text:style-name="P34"/>
      <text:p text:style-name="P34">That is <text:span text:style-name="T16">2 dashes</text:span> in front of the “all”.</text:p>
      <text:p text:style-name="P34"/>
      <text:p text:style-name="P34">And that is the initial setup for the User. <text:s/>The User should be able to follow the Introduction above to use “surveyprocess” to process survey files. <text:s/>As mentioned, the User can make changes and switch into other modes (branches), like the new SS4 conversion or conversion <text:span text:style-name="T25">to a different Non-IDOT client's format, but I'll need to write a different paper about that. <text:s/>The rest of this paper is for the gitolite administrator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8922" officeooo:paragraph-rsid="001e8922"/>
    </style:style>
    <style:style style:name="MT1" style:family="text">
      <style:text-properties officeooo:rsid="001e89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Footer"><text:page-number text:select-page="current">5</text:page-number><text:s/><text:span text:style-name="MT1">of </text:span><text:span text:style-name="MT1"><text:page-count>5</text:page-count></text:span></text:p>
        <text:p text:style-name="MP1">Print Date: <text:date style:data-style-name="N51" text:date-value="2019-02-25T12:33:43.549999692" text:fixed="true">02/25/2019 12:33:44</text:date></text:p>
        <text:p text:style-name="MP1"><text:file-name text:display="full">C:\git-repos\surveyprocess\OtherInfo\UserRolloutChecklist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2:01:49.438000000</meta:creation-date>
    <meta:print-date>2019-02-25T13:23:33.398000000</meta:print-date>
    <dc:date>2019-03-01T11:16:15.746000000</dc:date>
    <meta:editing-duration>PT45M38S</meta:editing-duration>
    <meta:editing-cycles>7</meta:editing-cycles>
    <meta:generator>LibreOffice/6.1.0.3$Windows_X86_64 LibreOffice_project/efb621ed25068d70781dc026f7e9c5187a4decd1</meta:generator>
    <meta:document-statistic meta:table-count="0" meta:image-count="0" meta:object-count="0" meta:page-count="5" meta:paragraph-count="101" meta:word-count="884" meta:character-count="5498" meta:non-whitespace-character-count="4671"/>
  </office:meta>
</office:document-meta>
</file>